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SEG7 Classic" svg:font-family="'DSEG7 Classic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be33d" draw:textarea-horizontal-align="justify" draw:textarea-vertical-align="middle" draw:auto-grow-height="false" fo:min-height="1.477cm" fo:min-width="1.989cm"/>
      <style:paragraph-properties style:writing-mode="lr-tb"/>
    </style:style>
    <style:style style:name="gr2" style:family="graphic" style:parent-style-name="standard">
      <style:graphic-properties draw:fill-color="#77bc65" draw:textarea-horizontal-align="justify" draw:textarea-vertical-align="middle" draw:auto-grow-height="false" fo:min-height="3.23cm" fo:min-width="2.98cm"/>
      <style:paragraph-properties style:writing-mode="lr-tb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 fo:min-height="5.236cm" fo:min-width="3.488cm"/>
      <style:paragraph-properties style:writing-mode="lr-tb"/>
    </style:style>
    <style:style style:name="gr4" style:family="graphic" style:parent-style-name="standard">
      <style:graphic-properties draw:fill-color="#ffbf00" draw:textarea-horizontal-align="justify" draw:textarea-vertical-align="middle" draw:auto-grow-height="false" fo:min-height="0.741cm" fo:min-width="2.98cm"/>
      <style:paragraph-properties style:writing-mode="lr-tb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1.02cm" fo:min-width="0.515cm"/>
      <style:paragraph-properties style:writing-mode="lr-tb"/>
    </style:style>
    <style:style style:name="gr6" style:family="graphic" style:parent-style-name="standard">
      <style:graphic-properties draw:fill-color="#000000" draw:textarea-horizontal-align="justify" draw:textarea-vertical-align="middle" draw:auto-grow-height="false" fo:min-height="1.02cm" fo:min-width="0.51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bbe33d"/>
      <style:paragraph-properties fo:text-align="center" style:writing-mode="lr-tb"/>
    </style:style>
    <style:style style:name="P3" style:family="paragraph">
      <loext:graphic-properties draw:fill-color="#77bc65"/>
      <style:paragraph-properties fo:text-align="center" style:writing-mode="lr-tb"/>
    </style:style>
    <style:style style:name="P4" style:family="paragraph">
      <loext:graphic-properties draw:fill-color="#729fcf"/>
      <style:paragraph-properties fo:text-align="center" style:writing-mode="lr-tb"/>
    </style:style>
    <style:style style:name="P5" style:family="paragraph">
      <loext:graphic-properties draw:fill-color="#ffbf00"/>
      <style:paragraph-properties fo:text-align="center" style:writing-mode="lr-tb"/>
    </style:style>
    <style:style style:name="P6" style:family="paragraph">
      <style:paragraph-properties fo:margin-left="0cm" fo:margin-right="0cm" fo:margin-top="0cm" fo:margin-bottom="0cm" fo:text-align="center" fo:text-indent="0cm" style:writing-mode="lr-tb"/>
      <style:text-properties fo:color="#ffffff" loext:opacity="100%" style:font-name="DSEG7 Classic" fo:font-size="22pt" fo:font-weight="bold"/>
    </style:style>
    <style:style style:name="P7" style:family="paragraph">
      <loext:graphic-properties draw:fill-color="#000000"/>
      <style:paragraph-properties fo:margin-left="0cm" fo:margin-right="0cm" fo:margin-top="0cm" fo:margin-bottom="0cm" fo:text-align="center" fo:text-indent="0cm" style:writing-mode="lr-tb"/>
      <style:text-properties fo:color="#ffffff" loext:opacity="100%" style:font-name="DSEG7 Classic" fo:font-size="22pt" fo:font-weight="bold"/>
    </style:style>
    <style:style style:name="P8" style:family="paragraph">
      <style:paragraph-properties fo:margin-top="0cm" fo:margin-bottom="0cm" fo:text-align="center"/>
      <style:text-properties fo:color="#ffffff" loext:opacity="100%" style:font-name="DSEG7 Classic" fo:font-size="22pt" fo:font-weight="bold"/>
    </style:style>
    <style:style style:name="P9" style:family="paragraph">
      <loext:graphic-properties draw:fill-color="#000000"/>
      <style:paragraph-properties fo:margin-top="0cm" fo:margin-bottom="0cm" fo:text-align="center"/>
      <style:text-properties fo:color="#ffffff" loext:opacity="100%" style:font-name="DSEG7 Classic" fo:font-size="22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489cm" svg:height="1.727cm" svg:x="6.156cm" svg:y="5.763cm">
          <text:p text:style-name="P1">2D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48cm" svg:height="3.48cm" svg:x="9.458cm" svg:y="7.985cm">
          <text:p text:style-name="P1">6D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988cm" svg:height="5.486cm" svg:x="5.153cm" svg:y="7.897cm">
          <text:p text:style-name="P1">BCD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48cm" svg:height="0.991cm" svg:x="6.727cm" svg:y="13.979cm">
          <text:p text:style-name="P1">COUNT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015cm" svg:height="1.27cm" svg:x="9.052cm" svg:y="6.08cm">
          <text:p text:style-name="P6">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9" draw:layer="layout" svg:width="1.015cm" svg:height="1.27cm" svg:x="10.404cm" svg:y="6.08cm">
          <text:p text:style-name="P8">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1.014cm" svg:height="1.27cm" svg:x="12.094cm" svg:y="6.08cm">
          <text:p text:style-name="P8">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1.014cm" svg:height="1.27cm" svg:x="13.453cm" svg:y="6.08cm">
          <text:p text:style-name="P8">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9" draw:layer="layout" svg:width="1.015cm" svg:height="1.27cm" svg:x="15.143cm" svg:y="6.08cm">
          <text:p text:style-name="P8">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9" draw:layer="layout" svg:width="1.015cm" svg:height="1.27cm" svg:x="16.495cm" svg:y="6.08cm">
          <text:p text:style-name="P8">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3.48cm" svg:height="0.991cm" svg:x="2.93cm" svg:y="13.979cm">
          <text:p text:style-name="P1">COUNT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988cm" svg:height="5.486cm" svg:x="13.23cm" svg:y="7.897cm">
          <text:p text:style-name="P1">BCD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48cm" svg:height="0.991cm" svg:x="14.334cm" svg:y="13.941cm">
          <text:p text:style-name="P1">COUNT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48cm" svg:height="0.991cm" svg:x="10.537cm" svg:y="13.941cm">
          <text:p text:style-name="P1">COU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48cm" svg:height="3.48cm" svg:x="17.853cm" svg:y="9.585cm">
          <text:p text:style-name="P1">6D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988cm" svg:height="5.486cm" svg:x="17.853cm" svg:y="3.769cm">
          <text:p text:style-name="P1">BCD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48cm" svg:height="0.991cm" svg:x="21.967cm" svg:y="13.941cm">
          <text:p text:style-name="P1">COU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3.48cm" svg:height="0.991cm" svg:x="18.157cm" svg:y="13.941cm">
          <text:p text:style-name="P1">COUNT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SEG7 Classic" svg:font-family="'DSEG7 Classic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11-08T16:43:45.158141669</meta:creation-date>
    <dc:date>2025-11-08T17:01:44.094772048</dc:date>
    <meta:editing-duration>PT7M35S</meta:editing-duration>
    <meta:editing-cycles>4</meta:editing-cycles>
    <meta:generator>LibreOffice/7.3.7.2$Linux_X86_64 LibreOffice_project/30$Build-2</meta:generator>
    <meta:document-statistic meta:object-count="18"/>
  </office:meta>
</office:document-meta>
</file>